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ＭＳ 明朝" fo:font-size="16pt" fo:font-weight="bold" style:font-name-asian="ＭＳ 明朝" style:font-size-asian="16pt" style:language-asian="ja" style:country-asian="JP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ＭＳ 明朝" fo:font-size="14pt" fo:font-weight="bold" style:font-name-asian="ＭＳ 明朝" style:font-size-asian="14pt" style:language-asian="ja" style:country-asian="JP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ＭＳ 明朝" fo:font-size="14pt" fo:font-weight="normal" style:font-name-asian="ＭＳ 明朝" style:font-size-asian="14pt" style:language-asian="ja" style:country-asian="JP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ＭＳ 明朝" fo:font-size="14pt" fo:font-weight="normal" style:font-name-asian="ＭＳ 明朝" style:font-size-asian="14pt" style:language-asian="ja" style:country-asian="JP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計算レポート</text:p>
      <text:p text:style-name="P2"/>
      <text:p text:style-name="P3">・検討プロセス</text:p>
      <text:list xml:id="list7928645606632275196" text:style-name="L1">
        <text:list-item>
          <text:p text:style-name="P4">ブーム傾斜角の算出</text:p>
        </text:list-item>
        <text:list-item>
          <text:p text:style-name="P4">ブーム断面での作用荷重の算出</text:p>
        </text:list-item>
        <text:list-item>
          <text:p text:style-name="P4">板厚の想定</text:p>
        </text:list-item>
        <text:list-item>
          <text:p text:style-name="P4">各断面高さと断面積の算出</text:p>
        </text:list-item>
        <text:list-item>
          <text:p text:style-name="P4">断面二次モーメント＆断面係数算出</text:p>
        </text:list-item>
        <text:list-item>
          <text:p text:style-name="P4">引っ張り・圧縮＆曲げ応力の算出</text:p>
        </text:list-item>
        <text:list-item>
          <text:p text:style-name="P4">せん断応力の算出</text:p>
        </text:list-item>
        <text:list-item>
          <text:p text:style-name="P4">最大合成応力＆安全率の確認</text:p>
        </text:list-item>
        <text:list-item>
          <text:p text:style-name="P4">各板厚の決定</text:p>
        </text:list-item>
      </text:list>
      <text:p text:style-name="P3"/>
      <text:p text:style-name="P3">・条件</text:p>
      <text:p text:style-name="P3"><text:tab/>F1x = 60KN</text:p>
      <text:p text:style-name="P3"><text:tab/>F1y = 252KN</text:p>
      <text:p text:style-name="P3"><text:tab/>F4x = 250KN</text:p>
      <text:p text:style-name="P3"><text:tab/>F4y = 40KN</text:p>
      <text:p text:style-name="P3"><text:tab/>L4 = 1000mm</text:p>
      <text:p text:style-name="P3"/>
      <text:p text:style-name="P3">・計算</text:p>
      <text:p text:style-name="P3">【A4断面について】</text:p>
      <text:p text:style-name="P3"><text:tab/>≪板厚　Ts=Tv=8mm≫</text:p>
      <text:p text:style-name="P3"><text:tab/>Fy = F4y * cosα + F4x * sinα = 118KN</text:p>
      <text:p text:style-name="P3"><text:tab/>Fx = F4x * cosα + F4y * sinα = 224KN</text:p>
      <text:p text:style-name="P3"/>
      <text:p text:style-name="P3"><text:tab/>A4断面の曲げモーメント<text:tab/>M = Fy * L4 = 118.023 *10^6 N*mm</text:p>
      <text:p text:style-name="P3"><text:tab/>A4断面の全断面積<text:tab/><text:tab/>A = <text:s/>10.1 * 10^3 mm^2</text:p>
      <text:p text:style-name="P3"><text:tab/>A4断面の断面係数<text:tab/><text:tab/>S = 1.064 M mm^3</text:p>
      <text:p text:style-name="P3"><text:tab/></text:p>
      <text:p text:style-name="P3"><text:tab/>Sbottomの引っ張り応力</text:p>
      <text:p text:style-name="P3"><text:tab/><text:tab/>σ = 132.95 MPa</text:p>
      <text:p text:style-name="P3"><text:tab/>Fyによるせん断応力</text:p>
      <text:p text:style-name="P3"><text:tab/><text:tab/>τ = 11.63 MPa</text:p>
      <text:p text:style-name="P3"><text:tab/>合成応力 = 133.46 MPa</text:p>
      <text:p text:style-name="P3"><text:tab/></text:p>
      <text:p text:style-name="P3">ss400 の許容応力（安全率３）＝140N/mm^2とするなら、発生する応力は許容応力を超えていない。</text:p>
      <text:p text:style-name="P3"/>
      <text:p text:style-name="P3"><text:soft-page-break/></text:p>
      <text:p text:style-name="P3">【A3断面について】</text:p>
      <text:p text:style-name="P3"><text:tab/>≪板厚　Ts=Tv=8mm≫</text:p>
      <text:p text:style-name="P3"><text:tab/>A3断面の曲げモーメント<text:tab/>M = Fy * L = 228.9 *10^6 N*mm</text:p>
      <text:p text:style-name="P3"><text:tab/>A3断面の全断面積<text:tab/><text:tab/>A = <text:s/>12.384 * 10^3 mm^2</text:p>
      <text:p text:style-name="P3"><text:tab/>A3断面の断面係数<text:tab/><text:tab/>S = 1.701 M mm^3</text:p>
      <text:p text:style-name="P3"><text:tab/></text:p>
      <text:p text:style-name="P3"><text:tab/>Sbottomの引っ張り応力</text:p>
      <text:p text:style-name="P3"><text:tab/><text:tab/>σ = 152.67 MPa</text:p>
      <text:p text:style-name="P3"><text:tab/>Fyによるせん断応力</text:p>
      <text:p text:style-name="P3"><text:tab/><text:tab/>τ = 9.53 MPa</text:p>
      <text:p text:style-name="P3"><text:tab/>合成応力 = 152.97 Mpa</text:p>
      <text:p text:style-name="P3"/>
      <text:p text:style-name="P3">ss400 の許容応力（安全率３）＝140N/mm^2とするなら、発生する応力は許容応力を超えているので、板厚の再検討が必要。</text:p>
      <text:p text:style-name="P3"/>
      <text:p text:style-name="P3"><text:tab/>≪板厚　Ts=Tv=9mm≫</text:p>
      <text:p text:style-name="P3"><text:tab/>A3断面の曲げモーメント<text:tab/>M = Fy * L = 228.9 *10^6 N*mm</text:p>
      <text:p text:style-name="P3"><text:tab/>A3断面の全断面積<text:tab/><text:tab/>A = <text:s/>12.384 * 10^3 mm^2</text:p>
      <text:p text:style-name="P3"><text:tab/>A3断面の断面係数<text:tab/><text:tab/>S = 1.701 M mm^3</text:p>
      <text:p text:style-name="P3"><text:tab/></text:p>
      <text:p text:style-name="P3"><text:tab/>Sbottomの引っ張り応力</text:p>
      <text:p text:style-name="P3"><text:tab/><text:tab/>σ = 152.67 MPa</text:p>
      <text:p text:style-name="P3"><text:tab/>Fyによるせん断応力</text:p>
      <text:p text:style-name="P3"><text:tab/><text:tab/>τ = 9.53 MPa</text:p>
      <text:p text:style-name="P3"><text:tab/>合成応力 = 152.97 Mpa</text:p>
      <text:p text:style-name="P3"/>
      <text:p text:style-name="P3">ss400 の許容応力（安全率３）＝140N/mm^2とするなら、発生する応力は許容応力を超えていない。</text:p>
      <text:p text:style-name="P3"/>
      <text:p text:style-name="P3">【A2断面について】</text:p>
      <text:p text:style-name="P3"><text:tab/>≪板厚　Ts=Tv=8mm≫</text:p>
      <text:p text:style-name="P3"><text:tab/>A2断面の曲げモーメント<text:tab/>M = Fy * L = 77.6 *10^6 N*mm</text:p>
      <text:p text:style-name="P3"><text:tab/>A2断面の全断面積<text:tab/><text:tab/>A = <text:s/>9.5 * 10^3 mm^2</text:p>
      <text:p text:style-name="P3"><text:tab/>A2断面の断面係数<text:tab/><text:tab/>S = 0.90 M mm^3</text:p>
      <text:p text:style-name="P3"><text:tab/></text:p>
      <text:p text:style-name="P3"><text:tab/>Sbottomの引っ張り応力</text:p>
      <text:p text:style-name="P3"><text:tab/><text:tab/>σ = 109.7 MPa</text:p>
      <text:p text:style-name="P3"><text:tab/>Fyによるせん断応力</text:p>
      <text:p text:style-name="P3"><text:tab/><text:tab/>τ = 12.4 MPa</text:p>
      <text:p text:style-name="P3"><text:soft-page-break/><text:tab/>合成応力 = 110.38 Mpa</text:p>
      <text:p text:style-name="P3"/>
      <text:p text:style-name="P3">ss400 の許容応力（安全率３）＝140N/mm^2とするなら、発生する応力は許容応力を超えていない。</text:p>
      <text:p text:style-name="P3"/>
      <text:p text:style-name="P3"/>
      <text:p text:style-name="P3">【A1断面について】</text:p>
      <text:p text:style-name="P3"><text:tab/>≪板厚　Ts=Tv=8mm≫</text:p>
      <text:p text:style-name="P3"><text:tab/>Fy = F1y * cosβ + F1x * sinβ = 182KN</text:p>
      <text:p text:style-name="P3"><text:tab/>Fx = F1x * cosβ + F1y * sinβ = 186KN</text:p>
      <text:p text:style-name="P3"/>
      <text:p text:style-name="P3"><text:tab/>A1断面の曲げモーメント<text:tab/>M = Fy * L = 200 *10^6 N*mm</text:p>
      <text:p text:style-name="P3"><text:tab/>A1断面の全断面積<text:tab/><text:tab/>A = <text:s/>13 * 10^3 mm^2</text:p>
      <text:p text:style-name="P3"><text:tab/>A1断面の断面係数<text:tab/><text:tab/>S = 1.6 M mm^3</text:p>
      <text:p text:style-name="P3"><text:tab/></text:p>
      <text:p text:style-name="P3"><text:tab/>Sbottomの引っ張り応力</text:p>
      <text:p text:style-name="P3"><text:tab/><text:tab/>σ = 153.2 MPa</text:p>
      <text:p text:style-name="P3"><text:tab/>Fyによるせん断応力</text:p>
      <text:p text:style-name="P3"><text:tab/><text:tab/>τ = 15.7 MPa</text:p>
      <text:p text:style-name="P3"><text:tab/>合成応力 = 154.0 Mpa</text:p>
      <text:p text:style-name="P3"/>
      <text:p text:style-name="P3">ss400 の許容応力（安全率３）＝140N/mm^2とするなら、発生する応力は許容応力を超えているので、再検討する。</text:p>
      <text:p text:style-name="P3"/>
      <text:p text:style-name="P3"><text:tab/>≪板厚　Ts=Tv=9mm≫</text:p>
      <text:p text:style-name="P3"><text:tab/>Sbottomの引っ張り応力</text:p>
      <text:p text:style-name="P3"><text:tab/><text:tab/>σ = 136.3 MPa</text:p>
      <text:p text:style-name="P3"><text:tab/>Fyによるせん断応力</text:p>
      <text:p text:style-name="P3"><text:tab/><text:tab/>τ = 13.9 MPa</text:p>
      <text:p text:style-name="P3"><text:tab/>合成応力 = 137 Mpa</text:p>
      <text:p text:style-name="P3"/>
      <text:p text:style-name="P3">ss400 の許容応力（安全率３）＝140N/mm^2とするなら、発生する応力は許容応力を超えていない。</text:p>
      <text:p text:style-name="P3"/>
      <text:p text:style-name="P3">以上の計算を踏まえると、全断面において、 Ts=Tv=9mmとする。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8M8S</meta:editing-duration>
    <meta:editing-cycles>5</meta:editing-cycles>
    <meta:generator>OpenOffice/4.1.1$Win32 OpenOffice.org_project/411m6$Build-9775</meta:generator>
    <dc:date>2015-06-02T14:08:11.29</dc:date>
    <meta:document-statistic meta:table-count="0" meta:image-count="0" meta:object-count="0" meta:page-count="3" meta:paragraph-count="90" meta:word-count="949" meta:character-count="1797"/>
    <meta:user-defined meta:name="Info 1"/>
    <meta:user-defined meta:name="Info 2"/>
    <meta:user-defined meta:name="Info 3"/>
    <meta:user-defined meta:name="Info 4"/>
  </office:meta>
</office:document-meta>
</file>